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312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2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7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73" svg:stroke-width="0.03cm" svg:stroke-color="#000000" draw:marker-start-width="0.377cm" draw:marker-start-center="false" draw:marker-end-width="0.377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31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31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31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7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7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37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37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086cm" svg:height="0.662cm" svg:x="10.715cm" svg:y="14.268cm">
          <draw:text-box>
            <text:p text:style-name="P1"><text:span text:style-name="T1">(d)</text:span></text:p>
          </draw:text-box>
        </draw:frame>
        <draw:polygon draw:style-name="gr2" draw:text-style-name="P3" draw:layer="layout" svg:width="1.828cm" svg:height="1.609cm" svg:x="9.694cm" svg:y="14.121cm" svg:viewBox="0 0 1829 1610" draw:points="0,1178 1829,1610 711,0">
          <text:p/>
        </draw:polygon>
        <draw:line draw:style-name="gr3" draw:text-style-name="P3" draw:layer="layout" svg:x1="9.475cm" svg:y1="15.365cm" svg:x2="11.669cm" svg:y2="14.707cm">
          <text:p/>
        </draw:line>
        <draw:frame draw:style-name="gr4" draw:text-style-name="P2" draw:layer="layout" svg:width="0.221cm" svg:height="0.662cm" svg:x="10.243cm" svg:y="13.67cm">
          <draw:text-box>
            <text:p text:style-name="P1"><text:span text:style-name="T1">Y</text:span></text:p>
          </draw:text-box>
        </draw:frame>
        <draw:frame draw:style-name="gr5" draw:text-style-name="P2" draw:layer="layout" svg:width="0.221cm" svg:height="0.662cm" svg:x="9.554cm" svg:y="15.365cm">
          <draw:text-box>
            <text:p text:style-name="P1"><text:span text:style-name="T1">K</text:span></text:p>
          </draw:text-box>
        </draw:frame>
        <draw:frame draw:style-name="gr6" draw:text-style-name="P2" draw:layer="layout" svg:width="0.223cm" svg:height="0.662cm" svg:x="11.563cm" svg:y="15.61cm">
          <draw:text-box>
            <text:p text:style-name="P1"><text:span text:style-name="T1">B</text:span></text:p>
          </draw:text-box>
        </draw:frame>
        <draw:line draw:style-name="gr7" draw:text-style-name="P3" draw:layer="layout" svg:x1="10.745cm" svg:y1="14.488cm" svg:x2="10.599cm" svg:y2="14.562cm">
          <text:p/>
        </draw:line>
        <draw:line draw:style-name="gr8" draw:text-style-name="P3" draw:layer="layout" svg:x1="10.773cm" svg:y1="14.522cm" svg:x2="10.627cm" svg:y2="14.596cm">
          <text:p/>
        </draw:line>
        <draw:line draw:style-name="gr9" draw:text-style-name="P3" draw:layer="layout" svg:x1="11.274cm" svg:y1="15.257cm" svg:x2="11.128cm" svg:y2="15.329cm">
          <text:p/>
        </draw:line>
        <draw:line draw:style-name="gr10" draw:text-style-name="P3" draw:layer="layout" svg:x1="11.303cm" svg:y1="15.291cm" svg:x2="11.158cm" svg:y2="15.3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30:33.483944389</meta:creation-date>
    <dc:date>2018-06-14T14:43:14.758895143</dc:date>
    <dc:creator>BN </dc:creator>
    <meta:editing-duration>PT20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